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2cm" style:rel-width="100%" table:align="left" style:writing-mode="lr-tb"/>
    </style:style>
    <style:style style:name="Tabelle1.A" style:family="table-column">
      <style:table-column-properties style:column-width="2.598cm" style:rel-column-width="10640*"/>
    </style:style>
    <style:style style:name="Tabelle1.B" style:family="table-column">
      <style:table-column-properties style:column-width="5.992cm" style:rel-column-width="24539*"/>
    </style:style>
    <style:style style:name="Tabelle1.C" style:family="table-column">
      <style:table-column-properties style:column-width="2.046cm" style:rel-column-width="8379*"/>
    </style:style>
    <style:style style:name="Tabelle1.D" style:family="table-column">
      <style:table-column-properties style:column-width="5.366cm" style:rel-column-width="21977*"/>
    </style:style>
    <style:style style:name="Tabelle1.A1" style:family="table-cell">
      <style:table-cell-properties style:vertical-align="middle"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002cm" table:align="left" style:writing-mode="lr-tb"/>
    </style:style>
    <style:style style:name="Tabelle2.A" style:family="table-column">
      <style:table-column-properties style:column-width="4.159cm"/>
    </style:style>
    <style:style style:name="Tabelle2.B" style:family="table-column">
      <style:table-column-properties style:column-width="11.843cm"/>
    </style:style>
    <style:style style:name="Tabelle2.A1" style:family="table-cell">
      <style:table-cell-properties style:vertical-align="middle"/>
    </style:style>
    <style:style style:name="P1" style:family="paragraph" style:parent-style-name="Normal_20__28_Web_29_">
      <style:text-properties style:use-window-font-color="true"/>
    </style:style>
    <style:style style:name="P2" style:family="paragraph" style:parent-style-name="Standard">
      <style:text-properties style:use-window-font-color="true"/>
    </style:style>
    <style:style style:name="P3" style:family="paragraph" style:parent-style-name="Standard">
      <style:text-properties style:use-window-font-color="true" fo:language="en" fo:country="GB"/>
    </style:style>
    <style:style style:name="P4" style:family="paragraph" style:parent-style-name="Standard">
      <style:text-properties style:use-window-font-color="true" fo:language="en" fo:country="GB" fo:font-style="italic" style:font-style-asian="italic"/>
    </style:style>
    <style:style style:name="P5" style:family="paragraph" style:parent-style-name="Standard">
      <style:text-properties style:use-window-font-color="true" fo:language="en" fo:country="US"/>
    </style:style>
    <style:style style:name="P6" style:family="paragraph" style:parent-style-name="Standard">
      <style:text-properties style:use-window-font-color="true" fo:language="en" fo:country="US" fo:font-style="italic" style:font-style-asian="italic" style:font-style-complex="italic"/>
    </style:style>
    <style:style style:name="P7" style:family="paragraph" style:parent-style-name="Standard">
      <style:paragraph-properties fo:text-align="center" style:justify-single-word="false"/>
      <style:text-properties style:use-window-font-color="true" fo:font-size="14pt" fo:language="en" fo:country="GB" fo:font-weight="bold" style:font-size-asian="14pt" style:font-weight-asian="bold" style:font-size-complex="14pt"/>
    </style:style>
    <style:style style:name="P8" style:family="paragraph" style:parent-style-name="Standard">
      <style:paragraph-properties fo:text-align="center" style:justify-single-word="false"/>
      <style:text-properties style:use-window-font-color="true" fo:font-size="12pt" fo:language="en" fo:country="GB" fo:font-weight="normal" style:font-size-asian="12pt" style:font-weight-asian="normal" style:font-size-complex="12pt" style:font-weight-complex="normal"/>
    </style:style>
    <style:style style:name="P9" style:family="paragraph" style:parent-style-name="Table_20_Contents">
      <style:paragraph-properties fo:margin-top="0cm" fo:margin-bottom="0.132cm" fo:text-align="center" style:justify-single-word="false" fo:padding-left="0cm" fo:padding-right="0cm" fo:padding-top="0.049cm" fo:padding-bottom="0cm" fo:border-left="none" fo:border-right="none" fo:border-top="0.035cm solid #e0e0e0" fo:border-bottom="none"/>
      <style:text-properties fo:language="en" fo:country="US" fo:font-weight="bold"/>
    </style:style>
    <style:style style:name="P10" style:family="paragraph" style:parent-style-name="Table_20_Contents">
      <style:paragraph-properties fo:margin-top="0cm" fo:margin-bottom="0.132cm" fo:padding="0cm" fo:border="none"/>
    </style:style>
    <style:style style:name="P11" style:family="paragraph" style:parent-style-name="Text_20_body">
      <style:text-properties style:use-window-font-color="true" fo:language="en" fo:country="US"/>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able_20_Contents">
      <style:paragraph-properties fo:margin-top="0cm" fo:margin-bottom="0.499cm"/>
    </style:style>
    <style:style style:name="P14" style:family="paragraph" style:parent-style-name="Table_20_Contents">
      <style:paragraph-properties fo:margin-top="0cm" fo:margin-bottom="0.499cm"/>
      <style:text-properties fo:language="en" fo:country="US"/>
    </style:style>
    <style:style style:name="P15" style:family="paragraph" style:parent-style-name="Table_20_Contents">
      <style:paragraph-properties fo:margin-top="0cm" fo:margin-bottom="0.499cm" fo:text-align="center" style:justify-single-word="false"/>
      <style:text-properties fo:font-weight="bold"/>
    </style:style>
    <style:style style:name="P16" style:family="paragraph" style:parent-style-name="Table_20_Contents">
      <style:paragraph-properties fo:margin-top="0cm" fo:margin-bottom="0.499cm" fo:padding="0cm" fo:border="none"/>
    </style:style>
    <style:style style:name="P17"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style>
    <style:style style:name="P18"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text-properties fo:font-weight="bold"/>
    </style:style>
    <style:style style:name="P19" style:family="paragraph" style:parent-style-name="Standard">
      <style:paragraph-properties fo:margin-top="0cm" fo:margin-bottom="0.353cm" fo:line-height="115%"/>
      <style:text-properties style:use-window-font-color="true"/>
    </style:style>
    <style:style style:name="P20" style:family="paragraph" style:parent-style-name="Standard" style:master-page-name="Standard">
      <style:paragraph-properties fo:text-align="center" style:justify-single-word="false" style:page-number="auto"/>
      <style:text-properties style:use-window-font-color="true" fo:font-size="20pt" fo:language="en" fo:country="GB" fo:font-weight="bold" style:font-size-asian="20pt" style:font-weight-asian="bold" style:font-size-complex="20pt"/>
    </style:style>
    <style:style style:name="P21" style:family="paragraph" style:parent-style-name="Standard" style:list-style-name="L1"/>
    <style:style style:name="P22" style:family="paragraph" style:parent-style-name="Heading_20_1">
      <style:text-properties style:use-window-font-color="true"/>
    </style:style>
    <style:style style:name="P23" style:family="paragraph" style:parent-style-name="Heading_20_1">
      <style:text-properties style:use-window-font-color="true" fo:language="en" fo:country="GB"/>
    </style:style>
    <style:style style:name="P24" style:family="paragraph" style:parent-style-name="Heading_20_2">
      <style:text-properties style:use-window-font-color="true"/>
    </style:style>
    <style:style style:name="P25" style:family="paragraph" style:parent-style-name="Heading_20_2">
      <style:text-properties style:use-window-font-color="true" fo:language="en" fo:country="GB"/>
    </style:style>
    <style:style style:name="P26" style:family="paragraph" style:parent-style-name="Heading_20_2">
      <style:text-properties style:use-window-font-color="true" fo:font-style="normal" style:font-style-asian="normal" style:font-style-complex="normal"/>
    </style:style>
    <style:style style:name="P27" style:family="paragraph" style:parent-style-name="Heading_20_2">
      <style:text-properties style:use-window-font-color="true" fo:language="en" fo:country="US"/>
    </style:style>
    <style:style style:name="P28" style:family="paragraph" style:parent-style-name="Heading_20_3">
      <style:text-properties fo:language="en" fo:country="GB"/>
    </style:style>
    <style:style style:name="P29" style:family="paragraph" style:parent-style-name="Heading_20_3">
      <style:text-properties fo:language="en" fo:country="US"/>
    </style:style>
    <style:style style:name="P30" style:family="paragraph" style:parent-style-name="Heading_20_4">
      <style:text-properties fo:color="#00000a" fo:language="en" fo:country="GB"/>
    </style:style>
    <style:style style:name="P31" style:family="paragraph" style:parent-style-name="Heading_20_4">
      <style:text-properties fo:language="en" fo:country="US"/>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text-properties style:use-window-font-color="true" fo:font-style="normal" style:font-style-asian="normal" style:font-style-complex="normal"/>
    </style:style>
    <style:style style:name="P36" style:family="paragraph" style:parent-style-name="Text_20_body" style:list-style-name="L5">
      <style:text-properties style:use-window-font-color="true" fo:language="en" fo:country="GB"/>
    </style:style>
    <style:style style:name="P37" style:family="paragraph" style:parent-style-name="Text_20_body" style:list-style-name="L6">
      <style:text-properties style:use-window-font-color="true" fo:language="en" fo:country="GB"/>
    </style:style>
    <style:style style:name="P38" style:family="paragraph" style:parent-style-name="Text_20_body" style:list-style-name="L7">
      <style:text-properties style:use-window-font-color="true" fo:language="en" fo:country="GB"/>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color="#00000a" fo:language="en" fo:country="GB"/>
    </style:style>
    <style:style style:name="T8" style:family="text">
      <style:text-properties fo:color="#00000a" fo:language="en" fo:country="GB" fo:font-style="italic" style:font-style-asian="italic" style:font-style-complex="italic"/>
    </style:style>
    <style:style style:name="T9" style:family="text">
      <style:text-properties fo:color="#00000a" fo:language="en" fo:country="GB" fo:font-weight="bold" style:font-weight-asian="bold" style:font-weight-complex="bold"/>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fo:language="en" fo:country="US" fo:font-style="italic"/>
    </style:style>
    <style:style style:name="T13" style:family="text">
      <style:text-properties fo:language="en" fo:country="US" fo:font-style="italic" style:font-style-asian="italic" style:font-style-complex="italic"/>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use-window-font-color="true"/>
    </style:style>
    <style:style style:name="T18" style:family="text">
      <style:text-properties style:use-window-font-color="true" fo:language="en" fo:country="US"/>
    </style:style>
    <style:style style:name="T19" style:family="text">
      <style:text-properties style:use-window-font-color="true" fo:language="en" fo:country="US" fo:font-weight="bold" style:font-weight-asian="bold" style:font-weight-complex="bold"/>
    </style:style>
    <style:style style:name="T20" style:family="text">
      <style:text-properties style:use-window-font-color="true" fo:font-size="14pt" fo:language="en" fo:country="US" fo:font-weight="bold" style:font-size-asian="14pt" style:font-weight-asian="bold" style:font-size-complex="14pt"/>
    </style:style>
    <style:style style:name="T21" style:family="text">
      <style:text-properties style:use-window-font-color="true" fo:font-size="14pt" fo:language="en" fo:country="GB" fo:font-weight="bold" style:font-size-asian="14pt" style:font-weight-asian="bold" style:font-size-complex="14pt"/>
    </style:style>
    <style:style style:name="T22" style:family="text">
      <style:text-properties style:use-window-font-color="true" fo:language="en" fo:country="GB"/>
    </style:style>
    <style:style style:name="T23" style:family="text">
      <style:text-properties style:use-window-font-color="true" fo:language="en" fo:country="GB" fo:font-style="italic" style:font-style-asian="italic" style:font-style-complex="italic"/>
    </style:style>
    <style:style style:name="T24" style:family="text">
      <style:text-properties style:use-window-font-color="true" fo:language="en" fo:country="GB" fo:font-weight="bold" style:font-weight-asian="bold" style:font-weight-complex="bold"/>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low of Work</text:p>
      <text:p text:style-name="P7">Ideas for Process Modeling and Documentation</text:p>
      <text:p text:style-name="P7"/>
      <text:p text:style-name="P8">Authors: Thomas Schuetz, Protos Software GmbH, Annette Kempf Eclipseina GmbH</text:p>
      <text:p text:style-name="P3"/>
      <text:p text:style-name="P3"/>
      <text:h text:style-name="P23" text:outline-level="1">Introduction</text:h>
      <text:p text:style-name="P3">Developing and documenting processes is an important but time consuming task. Using a model driven approach can help to make this work more productive and less error prone. </text:p>
      <text:h text:style-name="Heading_20_2" text:outline-level="2">Existing Process Modeling Tools</text:h>
      <text:p text:style-name="P3">The existing commercial and open source modeling tools available are either very complex or are lacking functionality or both. Most tools are based on standards like SPEM and BPMN which leads to big, complex tools. </text:p>
      <text:h text:style-name="Heading_20_2" text:outline-level="2">Goal</text:h>
      <text:p text:style-name="P3">With <text:span text:style-name="T16">Flow of Work</text:span>, we want to create a lightweight process modeling tool to define processes and generate different documentation views. </text:p>
      <text:p text:style-name="P3">The Initiators of this project work in the domain of software engineering, but the tooling can also be used to model processes in other domains.</text:p>
      <text:h text:style-name="P25" text:outline-level="2">Basic Principles</text:h>
      <text:list xml:id="list34206476" text:style-name="L1">
        <text:list-item>
          <text:p text:style-name="P21"><text:span text:style-name="T2">No Redundancy: </text:span><text:span text:style-name="T22">All information is single source. Each modeling element (Activity, Artifact, Document, Role and so on) will be modeled once and only be referenced from other elements thus enforcing the consistency of model changes.</text:span></text:p>
        </text:list-item>
        <text:list-item>
          <text:p text:style-name="P21"><text:span text:style-name="T24">Textual Syntax: </text:span><text:span text:style-name="T22">A purely textual syntax is used to build the models (a Domain Specific Language or DSL). This enables the fast development of the tooling and has lots of benefits regarding the configuration management of the models (versions, diff, merge). </text:span></text:p>
        </text:list-item>
        <text:list-item>
          <text:p text:style-name="P21"><text:span text:style-name="T24">Document Generation:</text:span><text:span text:style-name="T22"> All Documents are generated automatically from the models.</text:span></text:p>
        </text:list-item>
      </text:list>
      <text:h text:style-name="P22" text:outline-level="1">Modeling Elements</text:h>
      <text:h text:style-name="P24" text:outline-level="2">Activity</text:h>
      <text:list xml:id="list34211093" text:style-name="L2">
        <text:list-item>
          <text:p text:style-name="P32"><text:span text:style-name="T17">An </text:span><text:span text:style-name="T25">Activity</text:span><text:span text:style-name="T17"> is the basic building block for the description of processes.</text:span></text:p>
        </text:list-item>
        <text:list-item>
          <text:p text:style-name="P32"><text:span text:style-name="T25">Activities</text:span><text:span text:style-name="T17"> can be composed hierarchically.</text:span></text:p>
        </text:list-item>
        <text:list-item>
          <text:p text:style-name="P32"><text:span text:style-name="T25">Activities</text:span><text:span text:style-name="T17"> can have input and output interfaces typed by </text:span><text:span text:style-name="T25">WorkProducts</text:span><text:span text:style-name="T17"> and their state</text:span></text:p>
        </text:list-item>
      </text:list>
      <text:h text:style-name="P24" text:outline-level="2">WorkProduct</text:h>
      <text:list xml:id="list34214016" text:style-name="L3">
        <text:list-item>
          <text:p text:style-name="P33"><text:span text:style-name="T17">A </text:span><text:span text:style-name="T25">WorkProduct</text:span><text:span text:style-name="T26"> represents information that flows through the process and its single </text:span><text:span text:style-name="T25">Activities</text:span><text:span text:style-name="T26">. </text:span></text:p>
        </text:list-item>
        <text:list-item>
          <text:p text:style-name="P33"><text:span text:style-name="T26">A </text:span><text:span text:style-name="T25">WorkProduct</text:span><text:span text:style-name="T26"> can be created, consumed or transformed (change of state) by an </text:span><text:span text:style-name="T25">Activity</text:span><text:span text:style-name="T26">.</text:span></text:p>
        </text:list-item>
        <text:list-item>
          <text:p text:style-name="P33"><text:span text:style-name="T26">A WorkProduct can define the type of an input or output of an </text:span><text:span text:style-name="T25">Activity</text:span><text:span text:style-name="T26">.</text:span></text:p>
        </text:list-item>
      </text:list>
      <text:h text:style-name="P24" text:outline-level="2"><text:soft-page-break/>Role</text:h>
      <text:list xml:id="list34202525" text:style-name="L4">
        <text:list-item>
          <text:p text:style-name="P34"><text:span text:style-name="T26">A </text:span><text:span text:style-name="T25">Role</text:span><text:span text:style-name="T26"> defines who is responsible for an </text:span><text:span text:style-name="T25">Activity</text:span><text:span text:style-name="T26">. </text:span></text:p>
        </text:list-item>
        <text:list-item>
          <text:p text:style-name="P34"><text:span text:style-name="T26">A Role is usually reponsible for many </text:span><text:span text:style-name="T25">Activities</text:span><text:span text:style-name="T26">.</text:span></text:p>
        </text:list-item>
        <text:list-item>
          <text:p text:style-name="P35">Examples: Project Manager, Software Developer, Requirement Engineer</text:p>
        </text:list-item>
      </text:list>
      <text:h text:style-name="P26" text:outline-level="2">Guidance</text:h>
      <text:list xml:id="list34217008" text:continue-numbering="true" text:style-name="L4">
        <text:list-item>
          <text:p text:style-name="P34"><text:span text:style-name="T26">A </text:span><text:span text:style-name="T25">Guidance</text:span><text:span text:style-name="T26"> defines additional Information or Items needed for an </text:span><text:span text:style-name="T25">Activity</text:span><text:span text:style-name="T26">. </text:span></text:p>
        </text:list-item>
        <text:list-item>
          <text:p text:style-name="P35">Examples: Templates, Checklists, Tools</text:p>
        </text:list-item>
      </text:list>
      <text:h text:style-name="P23" text:outline-level="1">Languages</text:h>
      <text:h text:style-name="P25" text:outline-level="2">Konkrete textual Syntax</text:h>
      <text:list xml:id="list34217050" text:style-name="L5">
        <text:list-item>
          <text:p text:style-name="P36">The konkrete textual syntax is used to create and edit the process model.</text:p>
        </text:list-item>
        <text:list-item>
          <text:p text:style-name="P36">The konkrete textual syntax of the language of Flow of Work is implemented in Xtext, which enabled the creation of state of the art text editors with syntax highlighting, code completion, and so on. </text:p>
        </text:list-item>
      </text:list>
      <text:h text:style-name="P25" text:outline-level="2">Konkrete graphical Syntax</text:h>
      <text:list xml:id="list34202968" text:style-name="L6">
        <text:list-item>
          <text:p text:style-name="P37">For some views the OMG process modeling standard SPEM will be used to create graphical diagrams for the process models.</text:p>
        </text:list-item>
        <text:list-item>
          <text:p text:style-name="P39"><text:span text:style-name="T22">Not all concepts of the language of </text:span><text:span text:style-name="T23">Flow of Work</text:span><text:span text:style-name="T22"> map to SPEM diagrams, but we will try to keep the diagrams similar.</text:span></text:p>
        </text:list-item>
      </text:list>
      <text:h text:style-name="P23" text:outline-level="1">Views</text:h>
      <text:h text:style-name="P25" text:outline-level="2">Navigation</text:h>
      <text:list xml:id="list34198639" text:style-name="L7">
        <text:list-item>
          <text:p text:style-name="P38">All views will contain useful links to other views of referenced modeling elements als links.</text:p>
        </text:list-item>
        <text:list-item>
          <text:p text:style-name="P40"><text:span text:style-name="T22"><text:s/></text:span>The toplevel line of each view will contain a navigation bar with the navigation path.</text:p>
        </text:list-item>
      </text:list>
      <text:h text:style-name="P27" text:outline-level="2">HTML Views</text:h>
      <text:p text:style-name="P11">For the first version we will provide only generated HTML views. </text:p>
      <text:h text:style-name="P28" text:outline-level="3">List of Views</text:h>
      <text:h text:style-name="P30" text:outline-level="4">Overview Views</text:h>
      <text:list xml:id="list34209257" text:style-name="L8">
        <text:list-item>
          <text:p text:style-name="P41"><text:span text:style-name="T9">All Activities:</text:span><text:span text:style-name="T7"> List of all </text:span><text:span text:style-name="T8">Activities</text:span></text:p>
        </text:list-item>
        <text:list-item>
          <text:p text:style-name="P41"><text:span text:style-name="T9">All Roles:</text:span><text:span text:style-name="T7"> List of all </text:span><text:span text:style-name="T8">Roles</text:span></text:p>
        </text:list-item>
        <text:list-item>
          <text:p text:style-name="P41"><text:span text:style-name="T9">All Work Products:</text:span><text:span text:style-name="T7"> List of all </text:span><text:span text:style-name="T8">WorkProducts</text:span></text:p>
        </text:list-item>
      </text:list>
      <text:h text:style-name="P30" text:outline-level="4">Detail Views</text:h>
      <text:list xml:id="list34201199" text:style-name="L9">
        <text:list-item>
          <text:p text:style-name="P42"><text:span text:style-name="T2">Activity description:</text:span> description of an Activity (<text:span text:style-name="T3">TBD: </text:span><text:span text:style-name="T10">HTML View for Activity?</text:span>)</text:p>
        </text:list-item>
        <text:list-item>
          <text:p text:style-name="P42"><text:span text:style-name="T2">Role description:</text:span> description of a Role (<text:span text:style-name="T3">TBD</text:span>)</text:p>
        </text:list-item>
        <text:list-item>
          <text:p text:style-name="P42"><text:span text:style-name="T9">Work Product description: </text:span><text:span text:style-name="T6">description of a Work Product (TBD)</text:span></text:p>
        </text:list-item>
        <text:list-item>
          <text:p text:style-name="P42"><text:span text:style-name="T5">Hierachical Activities:</text:span><text:span text:style-name="T3"> complete </text:span><text:span text:style-name="T4">Activity</text:span><text:span text:style-name="T3"> hierarchy (TBD)</text:span></text:p>
        </text:list-item>
        <text:list-item>
          <text:p text:style-name="P42"><text:soft-page-break/><text:span text:style-name="T2">Process Step:</text:span> only information important for the developer (without standard, ...) (<text:span text:style-name="T3">TBD</text:span>)</text:p>
        </text:list-item>
        <text:list-item>
          <text:p text:style-name="P42"><text:span text:style-name="T19">Prozess description view:</text:span><text:span text:style-name="T18"> (Test, Projectmanagement, Supplier Management) (</text:span><text:span text:style-name="T22">TBD</text:span><text:span text:style-name="T18">)</text:span></text:p>
        </text:list-item>
      </text:list>
      <text:h text:style-name="P29" text:outline-level="3">Specification of HTML Views</text:h>
      <text:h text:style-name="P31" text:outline-level="4">HTML View for Activity</text:h>
      <text:p text:style-name="P5"/>
      <text:p text:style-name="P5">The HTML view for an <text:span text:style-name="T15">Activity</text:span> will be the first to be implemented.</text:p>
      <text:p text:style-name="P5"/>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9">Basic Information </text:p>
          </table:table-cell>
          <table:covered-table-cell/>
          <table:covered-table-cell/>
          <table:covered-table-cell/>
        </table:table-row>
        <table:table-row>
          <table:table-cell table:style-name="Tabelle1.A2" office:value-type="string">
            <text:p text:style-name="P10"><text:span text:style-name="T11">Purpose:</text:span> </text:p>
          </table:table-cell>
          <table:table-cell table:style-name="Tabelle1.B2" table:number-columns-spanned="3" office:value-type="string">
            <text:p text:style-name="P10"><text:span text:style-name="T12">Why is the step needed and for what</text:span> <text:span text:style-name="T10">-&gt; motivation, explanation of the process step in itself</text:span></text:p>
          </table:table-cell>
          <table:covered-table-cell/>
          <table:covered-table-cell/>
        </table:table-row>
        <table:table-row>
          <table:table-cell table:style-name="Tabelle1.A2" office:value-type="string">
            <text:p text:style-name="P10"><text:span text:style-name="T11">S</text:span><text:span text:style-name="T1">cope:</text:span> </text:p>
          </table:table-cell>
          <table:table-cell table:style-name="Tabelle1.B2" table:number-columns-spanned="3" office:value-type="string">
            <text:p text:style-name="P10"><text:span text:style-name="T12">Which disciplin, e.g. Hardware development, Production, Sales,…</text:span> <text:span text:style-name="T10">or organizational scope, e.g. only LXS software development</text:span></text:p>
          </table:table-cell>
          <table:covered-table-cell/>
          <table:covered-table-cell/>
        </table:table-row>
        <table:table-row>
          <table:table-cell table:style-name="Tabelle1.A2" office:value-type="string">
            <text:p text:style-name="P10"><text:span text:style-name="T11">Inputs:</text:span> </text:p>
          </table:table-cell>
          <table:table-cell table:style-name="Tabelle1.A2" office:value-type="string">
            <text:p text:style-name="P10"><text:span text:style-name="T12">Documents / Information within a tool, e.g. change request</text:span> </text:p>
          </table:table-cell>
          <table:table-cell table:style-name="Tabelle1.A2" office:value-type="string">
            <text:p text:style-name="P10"><text:span text:style-name="T11">Outputs:</text:span> </text:p>
          </table:table-cell>
          <table:table-cell table:style-name="Tabelle1.B2" office:value-type="string">
            <text:p text:style-name="P10"><text:span text:style-name="T12">Documents and their status (draft, released, ready for review)</text:span> </text:p>
            <text:p text:style-name="P16">or Information and status </text:p>
          </table:table-cell>
        </table:table-row>
        <table:table-row>
          <table:table-cell table:style-name="Tabelle1.A2" office:value-type="string">
            <text:p text:style-name="P16"><text:span text:style-name="T1">Entry Criteria:</text:span> </text:p>
          </table:table-cell>
          <table:table-cell table:style-name="Tabelle1.A2" office:value-type="string">
            <text:p text:style-name="P16"><text:span text:style-name="T12">Criteria which have to be fulfilled before this activities may be started</text:span> </text:p>
          </table:table-cell>
          <table:table-cell table:style-name="Tabelle1.A2" office:value-type="string">
            <text:p text:style-name="P16"><text:span text:style-name="T1">Exit Criteria:</text:span> </text:p>
          </table:table-cell>
          <table:table-cell table:style-name="Tabelle1.B2" office:value-type="string">
            <text:p text:style-name="P16"><text:span text:style-name="T12">Conditions which have to be fulfilled to exit this process step</text:span> </text:p>
          </table:table-cell>
        </table:table-row>
        <table:table-row>
          <table:table-cell table:style-name="Tabelle1.A2" office:value-type="string">
            <text:p text:style-name="P16"><text:span text:style-name="T1">Responsible:</text:span> </text:p>
          </table:table-cell>
          <table:table-cell table:style-name="Tabelle1.B2" table:number-columns-spanned="3" office:value-type="string">
            <text:p text:style-name="P16"><text:span text:style-name="T12">The role who is responsible that the results of this process brick are accomplished, e.g. software project manager</text:span> </text:p>
          </table:table-cell>
          <table:covered-table-cell/>
          <table:covered-table-cell/>
        </table:table-row>
        <table:table-row>
          <table:table-cell table:style-name="Tabelle1.A2" office:value-type="string">
            <text:p text:style-name="P16"><text:span text:style-name="T1">Stakeholder:</text:span> </text:p>
          </table:table-cell>
          <table:table-cell table:style-name="Tabelle1.B2" table:number-columns-spanned="3" office:value-type="string">
            <text:p text:style-name="P16"><text:span text:style-name="T12">Responsible for the description of this process brick</text:span> </text:p>
          </table:table-cell>
          <table:covered-table-cell/>
          <table:covered-table-cell/>
        </table:table-row>
        <table:table-row>
          <table:table-cell table:style-name="Tabelle1.A2" office:value-type="string">
            <text:p text:style-name="P18">Description</text:p>
          </table:table-cell>
          <table:table-cell table:style-name="Tabelle1.B2" table:number-columns-spanned="3" office:value-type="string">
            <text:p text:style-name="P17"> </text:p>
          </table:table-cell>
          <table:covered-table-cell/>
          <table:covered-table-cell/>
        </table:table-row>
      </table:table>
      <text:p text:style-name="Text_20_body"/>
      <text:p text:style-name="P12"><text:bookmark text:name="Activities_and_Responsibilities"/>Activities and Responsibilities </text:p>
      <text:p text:style-name="Text_20_body"/>
      <table:table table:name="Tabelle2" table:style-name="Tabelle2">
        <table:table-column table:style-name="Tabelle2.A"/>
        <table:table-column table:style-name="Tabelle2.B"/>
        <table:table-row>
          <table:table-cell table:style-name="Tabelle2.A1" office:value-type="string">
            <text:p text:style-name="P15">Activities </text:p>
          </table:table-cell>
          <table:table-cell table:style-name="Tabelle2.A1" office:value-type="string">
            <text:p text:style-name="P15">Responsibilities/Roles </text:p>
          </table:table-cell>
        </table:table-row>
        <table:table-row>
          <table:table-cell table:style-name="Tabelle2.A1" office:value-type="string">
            <text:p text:style-name="P13"><text:span text:style-name="T14">Description of the activity</text:span> </text:p>
          </table:table-cell>
          <table:table-cell table:style-name="Tabelle2.A1" office:value-type="string">
            <text:p text:style-name="P13"><text:span text:style-name="T12">Role which has to do the activity </text:span><text:a xlink:type="simple" xlink:href="http://wiki.schaeffler.com/project/project-02/index.php?title=RASI">RASI</text:a><text:span text:style-name="T12">. For</text:span> </text:p>
            <text:p text:style-name="P14">responsible roles put (R), approve (A), for supporting roles put (S), informed (I) </text:p>
          </table:table-cell>
        </table:table-row>
        <table:table-row>
          <table:table-cell table:style-name="Tabelle2.A1" office:value-type="string">
            <text:p text:style-name="P13">... </text:p>
          </table:table-cell>
          <table:table-cell table:style-name="Tabelle2.A1" office:value-type="string">
            <text:p text:style-name="P13">... </text:p>
          </table:table-cell>
        </table:table-row>
      </table:table>
      <text:p text:style-name="P5"/>
      <text:p text:style-name="P5"/>
      <text:p text:style-name="P1"><text:soft-page-break/><text:span text:style-name="T13">If necessary a flow chart picture can be introduced here.</text:span><text:span text:style-name="T10"> </text:span></text:p>
      <text:p text:style-name="Standard"><text:bookmark text:name="Notes"/><text:span text:style-name="mw-headline"><text:span text:style-name="T20">Notes </text:span></text:span></text:p>
      <text:p text:style-name="P2"><text:span text:style-name="T13">Additional not process relevant information which might be helpful, e.g. "a good example for a reference document you can find under the following link"</text:span><text:span text:style-name="T10"> </text:span></text:p>
      <text:p text:style-name="Standard"><text:bookmark text:name="Implementation_support"/><text:span text:style-name="mw-headline"><text:span text:style-name="T18">Implementation support </text:span></text:span></text:p>
      <text:p text:style-name="Standard"><text:bookmark text:name="Templates"/><text:span text:style-name="mw-headline"><text:span text:style-name="T20">Templates </text:span></text:span></text:p>
      <text:p text:style-name="P2"><text:span text:style-name="T13">Empty templates which should be used within this process step.</text:span><text:span text:style-name="T10"> </text:span></text:p>
      <text:p text:style-name="Standard"><text:bookmark text:name="Guidelines"/><text:span text:style-name="mw-headline"><text:span text:style-name="T20">Guidelines </text:span></text:span></text:p>
      <text:p text:style-name="P2"><text:span text:style-name="T13">Additional explanation on how to produce work results of this step, e.g. a guideline on how to do FMEAs. Refernces to the PEP should be also mentioned here.</text:span><text:span text:style-name="T10"> </text:span></text:p>
      <text:p text:style-name="Standard"><text:bookmark text:name="Tools"/><text:span text:style-name="mw-headline"><text:span text:style-name="T18">Tools </text:span></text:span></text:p>
      <text:p text:style-name="P2"><text:span text:style-name="T13">e.g. DOORS, MKS, Enterprise Architect</text:span><text:span text:style-name="T10"> </text:span></text:p>
      <text:p text:style-name="Standard"><text:bookmark text:name="Trainings"/><text:span text:style-name="mw-headline"><text:span text:style-name="T20">Trainings </text:span></text:span></text:p>
      <text:p text:style-name="P5">Process training material </text:p>
      <text:p text:style-name="Standard"><text:bookmark text:name="References"/><text:span text:style-name="mw-headline"><text:span text:style-name="T20">References </text:span></text:span></text:p>
      <text:p text:style-name="Standard"><text:bookmark text:name="Standards"/><text:span text:style-name="mw-headline"><text:span text:style-name="T20">Standards </text:span></text:span></text:p>
      <text:p text:style-name="P5">Standards which are considered at this step including the information about the corresponding part, e.g. “ISO26262-3 5.1 The first objective of the item definition is to define and describe the item. The second objective is to support an adequate understanding of the item so that each activity defined in the safety lifecycle can be performed.” </text:p>
      <text:p text:style-name="P5">To be filled by process experts CMMI, SPICE, ISO 26262 </text:p>
      <text:p text:style-name="Standard"><text:bookmark text:name="Schaeffler_internal_documents"/><text:span text:style-name="mw-headline"><text:span text:style-name="T20">Internal documents </text:span></text:span></text:p>
      <text:p text:style-name="P6">e.g. P177001 Embedded Software Process </text:p>
      <text:p text:style-name="Standard"><text:bookmark text:name="Additional_information_.28Literature.29"/><text:span text:style-name="mw-headline"><text:span text:style-name="T21">Additional information (Literature) </text:span></text:span></text:p>
      <text:p text:style-name="P4">e.g. eXtreme Programming</text:p>
      <text:h text:style-name="P24" text:outline-level="2">Dokument Generators</text:h>
      <text:p text:style-name="P2">It is possible to generate also other formats of documents (e.g. PDF). This will be part of later release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000000" fo:font-size="16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fo:font-size="14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000000" fo:font-size="13pt"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Times New Roman" fo:font-size="12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complex="Arial2"/>
    </style:style>
    <style:style style:name="Normal_20__28_Web_29_" style:display-name="Normal (Web)" style:family="paragraph" style:parent-style-name="Standard" style:default-outline-level="">
      <style:paragraph-properties fo:margin-top="0.049cm" fo:margin-bottom="0.049cm"/>
      <style:text-properties style:font-name="Times New Roman" fo:font-size="12pt" style:font-name-asian="Times New Roman1" style:font-size-asian="12pt" style:language-asian="de" style:country-asian="DE"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3919" style:font-name="Arial1" fo:font-size="14pt" fo:language="de" fo:country="DE" fo:font-weight="bold"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Heading_20_2_20_Char" style:display-name="Heading 2 Char" style:family="text" style:parent-style-name="Default_20_Paragraph_20_Font">
      <style:text-properties fo:color="#004d22" style:font-name="Arial1" fo:font-size="13pt" fo:language="de" fo:country="DE" fo:font-weight="bold" style:font-name-asian="Times New Roman1" style:font-size-asian="13pt" style:language-asian="en" style:country-asian="US" style:font-weight-asian="bold" style:font-name-complex="Times New Roman1" style:font-size-complex="13pt" style:language-complex="ar" style:country-complex="SA" style:font-weight-complex="bold"/>
    </style:style>
    <style:style style:name="Heading_20_3_20_Char" style:display-name="Heading 3 Char" style:family="text" style:parent-style-name="Default_20_Paragraph_20_Font">
      <style:text-properties fo:color="#004d22" style:font-name="Arial1" fo:font-size="11pt" fo:language="de" fo:country="DE"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Heading_20_4_20_Char" style:display-name="Heading 4 Char" style:family="text" style:parent-style-name="Default_20_Paragraph_20_Font">
      <style:text-properties style:font-name="Calibri" fo:font-size="14pt" fo:font-weight="bold" style:font-size-asian="14pt" style:language-asian="en" style:country-asian="US" style:font-weight-asian="bold"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language-asian="en" style:country-asian="US" style:font-weight-asian="bold" style:font-weight-complex="bold"/>
    </style:style>
    <style:style style:name="Heading_20_7_20_Char" style:display-name="Heading 7 Char" style:family="text" style:parent-style-name="Default_20_Paragraph_20_Font">
      <style:text-properties style:font-name="Calibri" fo:font-size="12pt" style:font-size-asian="12pt" style:language-asian="en" style:country-asian="US"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en" style:country-asian="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octoggle" style:family="text" style:parent-style-name="Default_20_Paragraph_20_Font">
      <style:text-properties style:font-name-complex="Times New Roman1"/>
    </style:style>
    <style:style style:name="tocnumber" style:family="text" style:parent-style-name="Default_20_Paragraph_20_Font">
      <style:text-properties style:font-name-complex="Times New Roman1"/>
    </style:style>
    <style:style style:name="toctext" style:family="text" style:parent-style-name="Default_20_Paragraph_20_Font">
      <style:text-properties style:font-name-complex="Times New Roman1"/>
    </style:style>
    <style:style style:name="mw-headline"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I">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4" text:style-name="ListLabel_20_2" style:num-suffix=")" style:num-format="a" text:display-levels="3">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5" text:style-name="ListLabel_20_2" style:num-prefix="(" style:num-suffix=")" style:num-format="1" text:display-levels="4">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6" text:style-name="ListLabel_20_2" style:num-prefix="(" style:num-suffix=")" style:num-format="a" text:display-levels="5">
        <style:list-level-properties text:list-level-position-and-space-mode="label-alignment">
          <style:list-level-label-alignment text:label-followed-by="listtab" text:list-tab-stop-position="6.985cm" fo:text-indent="-0.635cm" fo:margin-left="6.35cm"/>
        </style:list-level-properties>
      </text:list-level-style-number>
      <text:list-level-style-number text:level="7" text:style-name="ListLabel_20_2" style:num-prefix="(" style:num-suffix=")" style:num-format="i" text:display-levels="6">
        <style:list-level-properties text:list-level-position-and-space-mode="label-alignment">
          <style:list-level-label-alignment text:label-followed-by="listtab" text:list-tab-stop-position="8.255cm" fo:text-indent="-0.635cm" fo:margin-left="7.62cm"/>
        </style:list-level-properties>
      </text:list-level-style-number>
      <text:list-level-style-number text:level="8" text:style-name="ListLabel_20_2" style:num-prefix="(" style:num-suffix=")" style:num-format="a" text:display-levels="7">
        <style:list-level-properties text:list-level-position-and-space-mode="label-alignment">
          <style:list-level-label-alignment text:label-followed-by="listtab" text:list-tab-stop-position="9.525cm" fo:text-indent="-0.635cm" fo:margin-left="8.89cm"/>
        </style:list-level-properties>
      </text:list-level-style-number>
      <text:list-level-style-number text:level="9" text:style-name="ListLabel_20_2" style:num-prefix="(" style:num-suffix=")" style:num-format="i" text:display-levels="8">
        <style:list-level-properties text:list-level-position-and-space-mode="label-alignment">
          <style:list-level-label-alignment text:label-followed-by="listtab" text:list-tab-stop-position="10.795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mpfane</meta:initial-creator>
    <dc:creator>Annette Kempf</dc:creator>
    <meta:editing-cycles>47</meta:editing-cycles>
    <meta:creation-date>2013-01-14T15:01:00</meta:creation-date>
    <dc:date>2013-08-22T14:07:03.55</dc:date>
    <meta:editing-duration>PT01H57M33S</meta:editing-duration>
    <meta:generator>OpenOffice.org/3.2$Win32 OpenOffice.org_project/320m12$Build-9483</meta:generator>
    <meta:document-statistic meta:table-count="2" meta:image-count="0" meta:object-count="0" meta:page-count="4" meta:paragraph-count="108" meta:word-count="968" meta:character-count="6062"/>
    <meta:user-defined meta:name="AppVersion">12.0000</meta:user-defined>
    <meta:user-defined meta:name="Company">Schaeffler K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